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fo:font-size="20pt" fo:language="en" fo:country="US"/>
    </style:style>
    <style:style style:name="P2" style:family="paragraph" style:parent-style-name="Text_20_body">
      <style:text-properties fo:font-size="16pt" fo:language="en" fo:country="US"/>
    </style:style>
    <style:style style:name="P3" style:family="paragraph" style:parent-style-name="Text_20_body">
      <style:text-properties fo:font-size="16pt" fo:language="en" fo:country="US" officeooo:rsid="001d3b4f" officeooo:paragraph-rsid="001d3b4f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en" fo:country="US" style:font-size-asian="14pt" style:font-name-complex="Arial1" style:font-size-complex="14pt" style:text-scale="103%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language="en" fo:country="US" officeooo:rsid="0019da29" officeooo:paragraph-rsid="0019da29" style:font-size-asian="14pt" style:font-name-complex="Arial1" style:font-size-complex="14pt" style:text-scale="103%"/>
    </style:style>
    <style:style style:name="P7" style:family="paragraph" style:parent-style-name="Text_20_body" style:list-style-name="L1">
      <style:text-properties fo:font-size="16pt" fo:language="en" fo:country="US"/>
    </style:style>
    <style:style style:name="P8" style:family="paragraph" style:parent-style-name="Text_20_body" style:list-style-name="L2">
      <style:text-properties fo:font-size="16pt" fo:language="en" fo:country="US"/>
    </style:style>
    <style:style style:name="P9" style:family="paragraph" style:parent-style-name="Text_20_body" style:list-style-name="L3">
      <style:text-properties fo:font-size="16pt" fo:language="en" fo:country="US"/>
    </style:style>
    <style:style style:name="P10" style:family="paragraph" style:parent-style-name="Text_20_body" style:list-style-name="L3">
      <style:text-properties fo:font-size="16pt" fo:language="en" fo:country="US" officeooo:rsid="00206dfc" officeooo:paragraph-rsid="00206dfc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fo:font-size="16pt" fo:language="en" fo:country="US"/>
    </style:style>
    <style:style style:name="P12" style:family="paragraph" style:parent-style-name="Text_20_body" style:list-style-name="L2">
      <style:paragraph-properties fo:margin-top="0in" fo:margin-bottom="0in" loext:contextual-spacing="false"/>
      <style:text-properties fo:font-size="16pt" fo:language="en" fo:country="US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fo:font-size="16pt" fo:language="en" fo:country="US" officeooo:rsid="001d3b4f" officeooo:paragraph-rsid="001d3b4f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fo:font-size="16pt" fo:language="en" fo:country="US"/>
    </style:style>
    <style:style style:name="T1" style:family="text">
      <style:text-properties officeooo:rsid="00193fcf"/>
    </style:style>
    <style:style style:name="T2" style:family="text">
      <style:text-properties style:font-name="Arial" fo:font-size="14pt" style:font-size-asian="14pt" style:font-name-complex="Arial1" style:font-size-complex="14pt" style:text-scale="103%"/>
    </style:style>
    <style:style style:name="T3" style:family="text">
      <style:text-properties style:font-name="Arial" fo:font-size="14pt" style:font-size-asian="14pt" style:font-name-complex="Arial1" style:font-size-complex="14pt" style:text-scale="124%"/>
    </style:style>
    <style:style style:name="T4" style:family="text">
      <style:text-properties style:font-name="Arial" fo:font-size="14pt" fo:letter-spacing="0.0209in" style:font-size-asian="14pt" style:font-name-complex="Arial1" style:font-size-complex="14pt"/>
    </style:style>
    <style:style style:name="T5" style:family="text">
      <style:text-properties style:font-name="Arial" fo:font-size="14pt" fo:letter-spacing="-0.0008in" style:font-size-asian="14pt" style:font-name-complex="Arial1" style:font-size-complex="14pt"/>
    </style:style>
    <style:style style:name="T6" style:family="text">
      <style:text-properties style:font-name="Arial" fo:font-size="14pt" fo:letter-spacing="0.0008in" style:font-size-asian="14pt" style:font-name-complex="Arial1" style:font-size-complex="14pt" style:text-scale="115%"/>
    </style:style>
    <style:style style:name="T7" style:family="text">
      <style:text-properties style:font-name="Arial" fo:font-size="14pt" fo:letter-spacing="0.0008in" officeooo:rsid="001b9d32" style:font-size-asian="14pt" style:font-name-complex="Arial1" style:font-size-complex="14pt" style:text-scale="103%"/>
    </style:style>
    <style:style style:name="T8" style:family="text">
      <style:text-properties officeooo:rsid="001d3b4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–</text:span><text:span text:style-name="T4"> </text:span><text:span text:style-name="T3">L</text:span><text:span text:style-name="T5">a</text:span><text:span text:style-name="T6">b</text:span><text:span text:style-name="T7">2</text:span><text:span text:style-name="T4"> </text:span><text:span text:style-name="T2">–</text:span></text:p>
      <text:p text:style-name="P5"/>
      <text:p text:style-name="P6">Synchronization</text:p>
      <text:p text:style-name="P6"/>
      <text:p text:style-name="P1">1 Purpose</text:p>
      <text:p text:style-name="P2">The purpose of this lab is to get a deeper understanding on the concept of mutual exclusion through semaphores and mutexes to avoid resource contention problems.</text:p>
      <text:p text:style-name="Text_20_body"> </text:p>
      <text:p text:style-name="P2">2 Content</text:p>
      <text:list xml:id="list4074055584" text:style-name="L1">
        <text:list-item>
          <text:p text:style-name="P11">Mutexes</text:p>
        </text:list-item>
        <text:list-item>
          <text:p text:style-name="P11">Semaphores</text:p>
        </text:list-item>
        <text:list-item>
          <text:p text:style-name="P7">Shared resource contention</text:p>
        </text:list-item>
      </text:list>
      <text:p text:style-name="Text_20_body"> </text:p>
      <text:p text:style-name="P2">3 Demonstration</text:p>
      <text:p text:style-name="P2">Demonstrate a working solution using semaphores and mutexes </text:p>
      <text:p text:style-name="Text_20_body"> </text:p>
      <text:p text:style-name="P2">4 Assignment</text:p>
      <text:p text:style-name="P2">The producer-consumer problem is well known to cause issues when not implemented correctly in multi-threaded systems. This assignment is designed so you will understand how to identify and encounter problems which can occur when implementing any multi-threaded program.</text:p>
      <text:p text:style-name="Text_20_body"> </text:p>
      <text:p text:style-name="P2">Firstly, take a look at the code, understand the program and identify which part of the program may cause an erratic behavior.</text:p>
      <text:p text:style-name="Text_20_body"> </text:p>
      <text:list xml:id="list2515056475" text:style-name="L2">
        <text:list-item>
          <text:p text:style-name="P12">Start with decreasing the amount of producers to 1 and consumers to 1 and run the program. What happens?</text:p>
        </text:list-item>
        <text:list-item>
          <text:p text:style-name="P12">Increase the amount of producers to 10 and the number of consumers to 3 and run the program, what happens now?</text:p>
        </text:list-item>
        <text:list-item>
          <text:p text:style-name="P13">As you can see, this program is not working correctly… Can you tell why?</text:p>
        </text:list-item>
        <text:list-item>
          <text:p text:style-name="P13">Introduce a mutex to partially solve the problems</text:p>
        </text:list-item>
        <text:list-item>
          <text:p text:style-name="P8"><text:soft-page-break/>Introduce a counting semaphore to the program and place it appropriately, what happens now? </text:p>
        </text:list-item>
      </text:list>
      <text:p text:style-name="Text_20_body"> </text:p>
      <text:p text:style-name="Text_20_body"> </text:p>
      <text:p text:style-name="P2">5 Report</text:p>
      <text:p text:style-name="P3">To demonstrate this lab you need to show a working solution which includes semaphores and mutexes. You can easily tell if your code shows erroneous behavior or not through the code messages. You will also have to provide a report for this lab answering the following questions:</text:p>
      <text:p text:style-name="P2">Answer the following questions in your lab report:</text:p>
      <text:list xml:id="list4094782351" text:style-name="L3">
        <text:list-item>
          <text:p text:style-name="P14">What problems occur during execution of the program without using semaphores <text:span text:style-name="T8">or mutexes</text:span>? Why do these problems occur? </text:p>
        </text:list-item>
        <text:list-item>
          <text:p text:style-name="P14">When you introduced a mutex, the problem got partially fixed, explain how the problem got fixed using a mutex, <text:span text:style-name="T1">and what remains to be solved.</text:span></text:p>
        </text:list-item>
        <text:list-item>
          <text:p text:style-name="P9">Finally, when inserting the counting semaphores, the problem is gone, explain why both a counting semaphore and a mutex is needed for fixing the problem entirely.</text:p>
        </text:list-item>
        <text:list-item>
          <text:p text:style-name="P10">For all 3 above points, please provide a detailed explanation describing sequences which can lead to errors. The report will only be accepted if you can show that you fully understood the producer/consumer problem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default-outline-level="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text-scale="89%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currency_5f_converter_5f_link" style:display-name="currency_converter_link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currency_5f_converter_5f_text" style:display-name="currency_converter_text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0.5701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25in" fo:margin-left="1.5701in"/>
        </style:list-level-properties>
        <style:text-properties fo:font-family="Wingdings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2.0701in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701in"/>
        </style:list-level-properties>
        <style:text-properties fo:font-family="'Courier New'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3.0701in"/>
        </style:list-level-properties>
        <style:text-properties fo:font-family="Wingdings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3.5701in"/>
        </style:list-level-properties>
        <style:text-properties fo:font-family="Symbol" style:font-charset="x-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.0701in"/>
        </style:list-level-properties>
        <style:text-properties fo:font-family="'Courier New'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25in" fo:margin-left="4.570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0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05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5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5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05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5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72in"/>
        </style:list-level-properties>
      </text:list-level-style-number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fo:font-family="'Courier New'"/>
      </text:list-level-style-bullet>
      <text:list-level-style-bullet text:level="3" text:style-name="ListLabel_20_56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fo:font-family="Wingdings" style:font-charset="x-symbol"/>
      </text:list-level-style-bullet>
      <text:list-level-style-bullet text:level="4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fo:font-family="Symbol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fo:font-family="'Courier New'"/>
      </text:list-level-style-bullet>
      <text:list-level-style-bullet text:level="6" text:style-name="ListLabel_20_59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fo:font-family="Wingdings" style:font-charset="x-symbol"/>
      </text:list-level-style-bullet>
      <text:list-level-style-bullet text:level="7" text:style-name="ListLabel_20_60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fo:font-family="Symbol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fo:font-family="'Courier New'"/>
      </text:list-level-style-bullet>
      <text:list-level-style-bullet text:level="9" text:style-name="ListLabel_20_62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0:18:37.609930074</meta:creation-date>
    <dc:date>2019-02-01T09:47:52.113985263</dc:date>
    <meta:editing-duration>PT21M16S</meta:editing-duration>
    <meta:editing-cycles>6</meta:editing-cycles>
    <meta:generator>LibreOffice/6.0.3.2$Linux_X86_64 LibreOffice_project/00m0$Build-2</meta:generator>
    <meta:print-date>2019-01-21T17:23:59.831621775</meta:print-date>
    <meta:document-statistic meta:table-count="0" meta:image-count="0" meta:object-count="0" meta:page-count="2" meta:paragraph-count="32" meta:word-count="357" meta:character-count="2147" meta:non-whitespace-character-count="1815"/>
  </office:meta>
</office:document-meta>
</file>